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5eb60" officeooo:paragraph-rsid="0005eb60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5eb60" officeooo:paragraph-rsid="0005eb60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fo:font-size="17pt" style:text-underline-style="solid" style:text-underline-width="auto" style:text-underline-color="font-color" officeooo:rsid="0005eb60" officeooo:paragraph-rsid="0005eb60" style:font-size-asian="17pt" style:font-size-complex="17pt"/>
    </style:style>
    <style:style style:name="P4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officeooo:rsid="0005eb60" officeooo:paragraph-rsid="0005eb60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6c6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pport individuel : <text:span text:style-name="T3">Nicolas Audinat</text:span></text:p>
      <text:p text:style-name="P2"/>
      <text:p text:style-name="P3">Résumé du projet 14 : SOS Prema :</text:p>
      <text:p text:style-name="P3"/>
      <text:p text:style-name="P1"><text:span text:style-name="T1">Équipe :</text:span><text:span text:style-name="T2"> </text:span>Valentin ROCHA, Nicolas AUDINAT, Hugo LEFEVRE, Nicolas CHADUC.</text:p>
      <text:p text:style-name="P1"><text:span text:style-name="T1">Tuteur :</text:span> HARKETTI Bendaoud</text:p>
      <text:p text:style-name="P1"><text:tab/>- Migrer un fichier excel dans une base de données (BD).</text:p>
      <text:p text:style-name="P1"><text:tab/>- Faire le Back-Office permettant l'utilisation de cette BD.</text:p>
      <text:p text:style-name="P1"/>
      <text:p text:style-name="P3">Tâche réalisée durant la session de 4h du 9 Novembre 2015 :</text:p>
      <text:p text:style-name="P1"><text:tab/>- Analyse de nos premières informations en attente de rencontrer le maître d'oeuvre (MOE) afin de tirer les grandes lignes du sujet.</text:p>
      <text:p text:style-name="P1"><text:tab/>- Recherche de documentation sur différents sujets : la migration de fichier dans une base de données, l'hébergement de site Web sur un serveur, utilisation d'un nom de domaine, l'aspect de la futur interface Web.</text:p>
      <text:p text:style-name="P1"/>
      <text:p text:style-name="P3">Tâche réalisée durant la session de 4h du 16 Novembre 2015 :</text:p>
      <text:p text:style-name="P1"><text:tab/>- Mise en place d'un moyen de communication avec le MOE via Google Drive.</text:p>
      <text:p text:style-name="P1"><text:tab/>- Prise de connaissance de la méthode de travail préconiser par le MOE : la méthode AGILE.</text:p>
      <text:p text:style-name="P1"><text:tab/>- Analyse du cahier des charges afin d'en déduire des tâches à réaliser, et les besoins du maître d'ouvrage.</text:p>
      <text:p text:style-name="P1"><text:tab/>- Préparation de l'entretien prévu avec le MOA pour la session du 23 Novembre 2015.</text:p>
      <text:p text:style-name="P1"/>
      <text:p text:style-name="P3">Pour la session du 23 Novembre 2015 :</text:p>
      <text:p text:style-name="P1"><text:tab/>- Mise en place d'un moyen de partage du code entre les différents membres de l'équipe, tâche confiée à LEFEVRE Hugo.</text:p>
      <text:p text:style-name="P1"><text:tab/>- Élaboration d'une première interface graphique à présenter au client, élaboration confiée à ROCHA Valentin.</text:p>
      <text:p text:style-name="P1"><text:tab/>- Mise en place d'un suivi de projet grâce à l'application MsProject, tâche confiée à AUDINAT Nicolas.</text:p>
      <text:p text:style-name="P1"><text:tab/>- Préparation d'une présentation sur PowerPoint de notre découpage du cahier des charges pour la future rencontre avec le MOA, réaliser par CHADUC Nicolas.</text:p>
      <text:p text:style-name="P1"><text:tab/>- Choix d'un environnement de travail et développement convenant au membres de l'équi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0:14:44.417294255</meta:creation-date>
    <dc:date>2015-11-19T11:22:04.706034573</dc:date>
    <meta:editing-duration>PT22M17S</meta:editing-duration>
    <meta:editing-cycles>4</meta:editing-cycles>
    <meta:generator>LibreOffice/4.3.3.2$Linux_X86_64 LibreOffice_project/430m0$Build-2</meta:generator>
    <meta:print-date>2015-11-19T11:21:30.815499571</meta:print-date>
    <meta:document-statistic meta:table-count="0" meta:image-count="0" meta:object-count="0" meta:page-count="1" meta:paragraph-count="20" meta:word-count="291" meta:character-count="1721" meta:non-whitespace-character-count="1437"/>
  </office:meta>
</office:document-meta>
</file>